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33cm" fo:min-width="2.21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32cm" fo:min-width="2.216cm"/>
    </style:style>
    <style:style style:name="gr3" style:family="graphic" style:parent-style-name="standard">
      <style:graphic-properties draw:stroke="solid" svg:stroke-width="0.081cm" svg:stroke-color="#00ae00" draw:marker-start-width="0.321cm" draw:marker-end-width="0.321cm" draw:fill-color="#ffffff" draw:opacity="0%" draw:textarea-horizontal-align="justify" draw:textarea-vertical-align="top" draw:auto-grow-height="false" fo:min-height="8.112cm" fo:min-width="25.562cm" fo:padding-top="0.165cm" fo:padding-bottom="0.165cm" fo:padding-left="0.29cm" fo:padding-right="0.29cm"/>
    </style:style>
    <style:style style:name="gr4" style:family="graphic" style:parent-style-name="standard">
      <style:graphic-properties svg:stroke-color="#000000" draw:fill-color="#999999" draw:textarea-horizontal-align="justify" draw:textarea-vertical-align="middle" draw:auto-grow-height="false" fo:min-height="1.275cm" fo:min-width="1.001cm"/>
    </style:style>
    <style:style style:name="gr5" style:family="graphic" style:parent-style-name="standard">
      <style:graphic-properties svg:stroke-color="#ff0000" draw:fill-color="#eb613d" draw:opacity="51%" draw:textarea-horizontal-align="justify" draw:textarea-vertical-align="middle" draw:auto-grow-height="false" fo:min-height="0.254cm" fo:min-width="2.582cm"/>
    </style:style>
    <style:style style:name="gr6" style:family="graphic" style:parent-style-name="objectwithoutfill">
      <style:graphic-properties svg:stroke-width="0.081cm" svg:stroke-color="#23b8d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23b8dc" draw:marker-start-width="0.321cm" draw:marker-end="Arrow" draw:marker-end-width="0.421cm" draw:fill="none" draw:textarea-vertical-align="botto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53cm" svg:stroke-color="#ff8000" draw:marker-start-width="0.279cm" draw:marker-end-width="0.279cm" draw:fill-color="#ffffff" draw:opacity="0%" draw:textarea-horizontal-align="justify" draw:textarea-vertical-align="top" draw:auto-grow-height="false" fo:min-height="4.41cm" fo:min-width="17.76cm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Ultrafine_20_2_20_Dots_20_3_20_Dashes" svg:stroke-width="0.053cm" svg:stroke-color="#ffde59" draw:marker-start-width="0.279cm" draw:marker-end-width="0.279cm" draw:fill-color="#ffffff" draw:opacity="0%" draw:textarea-horizontal-align="justify" draw:textarea-vertical-align="top" draw:auto-grow-height="false" fo:min-height="13.299cm" fo:min-width="5.349cm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Ultrafine_20_2_20_Dots_20_3_20_Dashes" svg:stroke-width="0.053cm" svg:stroke-color="#ffe994" draw:marker-start-width="0.279cm" draw:marker-end-width="0.279cm" draw:fill-color="#ffffff" draw:opacity="0%" draw:textarea-horizontal-align="justify" draw:textarea-vertical-align="top" draw:auto-grow-height="false" fo:min-height="13.299cm" fo:min-width="5.35cm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Ultrafine_20_2_20_Dots_20_3_20_Dashes" svg:stroke-width="0.053cm" svg:stroke-color="#ffe994" draw:marker-start-width="0.279cm" draw:marker-end-width="0.279cm" draw:fill-color="#ffffff" draw:opacity="0%" draw:textarea-horizontal-align="justify" draw:textarea-vertical-align="top" draw:auto-grow-height="false" fo:min-height="13.299cm" fo:min-width="5.249cm" fo:padding-top="0.151cm" fo:padding-bottom="0.151cm" fo:padding-left="0.276cm" fo:padding-right="0.27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326cm" fo:min-width="3.826cm"/>
    </style:style>
    <style:style style:name="gr14" style:family="graphic" style:parent-style-name="objectwithoutfill">
      <style:graphic-properties svg:stroke-width="0.081cm" svg:stroke-color="#ff0000" draw:marker-start-width="0.321cm" draw:marker-end="Arrow" draw:marker-end-width="0.421cm" draw:fill="none" draw:fill-color="#ffffff" draw:textarea-vertical-align="bottom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bottom" fo:padding-top="0.165cm" fo:padding-bottom="0.165cm" fo:padding-left="0.29cm" fo:padding-right="0.29cm"/>
    </style:style>
    <style:style style:name="gr16" style:family="graphic" style:parent-style-name="objectwithoutfill">
      <style:graphic-properties draw:stroke="dash" draw:stroke-dash="Fine_20_Dashed" svg:stroke-width="0.081cm" svg:stroke-color="#0000ff" draw:marker-start-width="0.321cm" draw:marker-end="Arrow" draw:marker-end-width="0.421cm" draw:fill="none" draw:textarea-vertical-align="bottom" fo:padding-top="0.165cm" fo:padding-bottom="0.165cm" fo:padding-left="0.29cm" fo:padding-right="0.29cm"/>
    </style:style>
    <style:style style:name="gr17" style:family="graphic" style:parent-style-name="standard">
      <style:graphic-properties svg:stroke-color="#ff0000" draw:fill-color="#eb613d" draw:opacity="51%" draw:textarea-horizontal-align="justify" draw:textarea-vertical-align="middle" draw:auto-grow-height="false" fo:min-height="0.338cm" fo:min-width="3.096cm"/>
    </style:style>
    <style:style style:name="gr18" style:family="graphic" style:parent-style-name="objectwithoutfill">
      <style:graphic-properties svg:stroke-width="0.081cm" svg:stroke-color="#23b8dc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-color="#999999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eb613d" draw:opacity="51%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2pt" fo:text-shadow="none" fo:font-weight="bold" style:font-size-asian="12pt" style:font-weight-asian="bold" style:font-size-complex="12pt" style:font-weight-complex="bold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style:paragraph-properties fo:margin-left="0cm" fo:margin-right="0cm" fo:margin-top="0cm" fo:margin-bottom="0cm" fo:text-align="center" fo:text-indent="0cm"/>
    </style:style>
    <style:style style:name="P11" style:family="paragraph">
      <loext:graphic-properties draw:fill-color="#ffffff" draw:opacity="0%"/>
      <style:paragraph-properties fo:margin-left="0cm" fo:margin-right="0cm" fo:margin-top="0cm" fo:margin-bottom="0cm" fo:text-align="center" fo:text-indent="0cm"/>
    </style:style>
    <style:style style:name="P12" style:family="paragraph">
      <loext:graphic-properties draw:fill-color="#ffffff" draw:opacity="0%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1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text-shadow="none" fo:font-weight="bold" style:font-size-asian="12pt" style:font-weight-asian="bold" style:font-size-complex="12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839cm" svg:height="1.247cm" svg:x="10.3cm" svg:y="7.864cm">
          <text:p text:style-name="P1">DE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839cm" svg:height="1.247cm" svg:x="16.5cm" svg:y="7.864cm">
          <text:p text:style-name="P1">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84cm" svg:height="1.246cm" svg:x="22.6cm" svg:y="7.848cm">
          <text:p text:style-name="P1">PR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6.5cm" svg:height="8.8cm" svg:x="1.8cm" svg:y="1.2cm">
          <text:p text:style-name="P1">Content Project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06.919668219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1.5cm" svg:height="2.44cm" svg:x="2.1cm" svg:y="1.721cm">
          <text:p text:style-name="P1"><text:span text:style-name="T1">Sour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3" draw:id="id3" draw:layer="layout" svg:width="1.5cm" svg:height="2.44cm" svg:x="4.4cm" svg:y="1.721cm">
          <text:p text:style-name="P1"><text:span text:style-name="T1">Sour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6" draw:id="id6" draw:layer="layout" svg:width="1.5cm" svg:height="2.44cm" svg:x="6.9cm" svg:y="1.705cm">
          <text:p text:style-name="P1"><text:span text:style-name="T1">Sour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xml:id="id4" draw:id="id4" draw:layer="layout" svg:width="5.5cm" svg:height="0.9cm" svg:x="2.4cm" svg:y="8.5cm">
          <text:p text:style-name="P1"><text:span text:style-name="T1">Filter</text:span></text:p>
          <draw:enhanced-geometry svg:viewBox="0 0 21600 21600" draw:glue-points="?f6 10800 10800 21600 ?f5 10800 10800 0" draw:text-areas="?f3 ?f3 ?f4 ?f4" draw:type="trapezoid" draw:modifiers="3584.9481912379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" draw:text-style-name="P6" draw:layer="layout" svg:x1="2.85cm" svg:y1="4.161cm" svg:x2="5.151cm" svg:y2="7.301cm" draw:start-shape="id1" draw:start-glue-point="7" draw:end-shape="id2" draw:end-glue-point="7" svg:d="M2850 4161v1571h2301v1569" svg:viewBox="0 0 2302 3141">
          <text:p/>
        </draw:connector>
        <draw:connector draw:style-name="gr6" draw:text-style-name="P6" draw:layer="layout" svg:x1="5.15cm" svg:y1="4.161cm" svg:x2="5.151cm" svg:y2="7.301cm" draw:start-shape="id3" draw:start-glue-point="7" draw:end-shape="id2" draw:end-glue-point="7" svg:d="M5150 4161v1571h1v1569" svg:viewBox="0 0 2 3141">
          <text:p/>
        </draw:connector>
        <draw:connector draw:style-name="gr7" draw:text-style-name="P8" draw:layer="layout" svg:x1="5.15cm" svg:y1="9.4cm" svg:x2="10cm" svg:y2="11.888cm" draw:start-shape="id4" draw:start-glue-point="5" draw:end-shape="id5" draw:end-glue-point="3" svg:d="M5150 9400v2488h4850" svg:viewBox="0 0 4851 2489">
          <text:p text:style-name="P7"><text:span text:style-name="T2">Build</text:span></text:p>
        </draw:connector>
        <draw:connector draw:style-name="gr6" draw:text-style-name="P6" draw:layer="layout" svg:x1="7.65cm" svg:y1="4.145cm" svg:x2="5.151cm" svg:y2="7.301cm" draw:start-shape="id6" draw:start-glue-point="7" draw:end-shape="id2" draw:end-glue-point="7" svg:d="M7650 4145v1579h-2499v1577" svg:viewBox="0 0 2500 3157">
          <text:p/>
        </draw:connector>
        <draw:line draw:style-name="gr8" draw:text-style-name="P6" draw:layer="layout" svg:x1="2cm" svg:y1="10.4cm" svg:x2="2cm" svg:y2="19.3cm">
          <text:p text:style-name="P9">Time t</text:p>
          <text:p text:style-name="P9"/>
        </draw:line>
        <draw:custom-shape draw:style-name="gr9" draw:text-style-name="P11" draw:layer="layout" svg:width="18.4cm" svg:height="4.8cm" svg:x="9.3cm" svg:y="4.8cm">
          <text:p text:style-name="P10">Lifecycle</text:p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689.312814693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5.9cm" svg:height="13.6cm" svg:x="9.5cm" svg:y="6.2cm">
          <text:p text:style-name="P1"><text:span text:style-name="T3">Environ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901cm" svg:height="13.6cm" svg:x="21.6cm" svg:y="6.2cm">
          <text:p text:style-name="P1"><text:span text:style-name="T3">Environmen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5.8cm" svg:height="13.6cm" svg:x="15.6cm" svg:y="6.2cm">
          <text:p text:style-name="P1"><text:span text:style-name="T3">Environ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xml:id="id5" draw:id="id5" draw:layer="layout" svg:width="4.326cm" svg:height="1.576cm" svg:x="10cm" svg:y="11.1cm">
          <text:p text:style-name="P1"><text:span text:style-name="T4">Content Build</text:span></text:p>
          <text:p text:style-name="P1"><text:span text:style-name="T5"><text:s/></text:span><text:span text:style-name="T5">SAP: Version 1</text:span></text:p>
          <draw:enhanced-geometry svg:viewBox="0 0 21600 21600" draw:type="rectangle" draw:enhanced-path="M 0 0 L 21600 0 21600 21600 0 21600 0 0 Z N"/>
        </draw:custom-shape>
        <draw:line draw:style-name="gr14" draw:text-style-name="P14" draw:layer="layout" svg:x1="18.449cm" svg:y1="14.617cm" svg:x2="18.449cm" svg:y2="16.179cm">
          <text:p text:style-name="P1"><text:span text:style-name="T6">Failed</text:span></text:p>
          <text:p text:style-name="P1"><text:span text:style-name="T7"/></text:p>
        </draw:line>
        <draw:custom-shape draw:style-name="gr13" draw:text-style-name="P13" xml:id="id7" draw:id="id7" draw:layer="layout" svg:width="4.326cm" svg:height="1.576cm" svg:x="16.474cm" svg:y="11.1cm">
          <text:p text:style-name="P1"><text:span text:style-name="T8">Content </text:span><text:span text:style-name="T4">Build</text:span></text:p>
          <text:p text:style-name="P1"><text:span text:style-name="T5"><text:s/></text:span><text:span text:style-name="T5">SAP: Version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8" draw:id="id8" draw:layer="layout" svg:width="4.326cm" svg:height="1.576cm" svg:x="22.774cm" svg:y="11.101cm">
          <text:p text:style-name="P1"><text:span text:style-name="T8">Content </text:span><text:span text:style-name="T4">Build</text:span></text:p>
          <text:p text:style-name="P1"><text:span text:style-name="T5"><text:s/></text:span><text:span text:style-name="T5">SAP: Version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9" draw:id="id9" draw:layer="layout" svg:width="4.326cm" svg:height="1.576cm" svg:x="10.023cm" svg:y="13.017cm">
          <text:p text:style-name="P1"><text:span text:style-name="T8">Content </text:span><text:span text:style-name="T4">Build</text:span></text:p>
          <text:p text:style-name="P1"><text:span text:style-name="T5"><text:s/></text:span><text:span text:style-name="T5">SAP: Version 2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4.326cm" svg:height="1.576cm" svg:x="16.449cm" svg:y="13.017cm">
          <text:p text:style-name="P1"><text:span text:style-name="T8">Content </text:span><text:span text:style-name="T4">Build</text:span></text:p>
          <text:p text:style-name="P1"><text:span text:style-name="T5"><text:s/></text:span><text:span text:style-name="T5">SAP: Version 2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4" draw:id="id14" draw:layer="layout" svg:width="4.326cm" svg:height="1.576cm" svg:x="16.423cm" svg:y="16.217cm">
          <text:p text:style-name="P1"><text:span text:style-name="T8">Content </text:span><text:span text:style-name="T4">Build</text:span></text:p>
          <text:p text:style-name="P1"><text:span text:style-name="T5"><text:s/></text:span><text:span text:style-name="T5">SAP: Version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2" draw:id="id12" draw:layer="layout" svg:width="4.326cm" svg:height="1.576cm" svg:x="16.474cm" svg:y="18.124cm">
          <text:p text:style-name="P1"><text:span text:style-name="T8">Content </text:span><text:span text:style-name="T4">Build</text:span></text:p>
          <text:p text:style-name="P1"><text:span text:style-name="T5"><text:s/></text:span><text:span text:style-name="T5">SAP: Version 3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1" draw:id="id11" draw:layer="layout" svg:width="4.326cm" svg:height="1.576cm" svg:x="10.074cm" svg:y="18.124cm">
          <text:p text:style-name="P1"><text:span text:style-name="T8">Content </text:span><text:span text:style-name="T4">Build</text:span></text:p>
          <text:p text:style-name="P1"><text:span text:style-name="T5"><text:s/></text:span><text:span text:style-name="T5">SAP: Version 3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3" draw:id="id13" draw:layer="layout" svg:width="4.326cm" svg:height="1.576cm" svg:x="22.774cm" svg:y="18.124cm">
          <text:p text:style-name="P1"><text:span text:style-name="T8">Content </text:span><text:span text:style-name="T4">Build</text:span></text:p>
          <text:p text:style-name="P1"><text:span text:style-name="T5"><text:s/></text:span><text:span text:style-name="T5">SAP: Version 3</text:span></text:p>
          <draw:enhanced-geometry svg:viewBox="0 0 21600 21600" draw:type="rectangle" draw:enhanced-path="M 0 0 L 21600 0 21600 21600 0 21600 0 0 Z N"/>
        </draw:custom-shape>
        <draw:connector draw:style-name="gr15" draw:text-style-name="P15" draw:layer="layout" svg:x1="14.326cm" svg:y1="11.888cm" svg:x2="16.474cm" svg:y2="11.888cm" draw:start-shape="id5" draw:start-glue-point="1" draw:end-shape="id7" draw:end-glue-point="3" svg:d="M14326 11888h2148" svg:viewBox="0 0 2149 1">
          <text:p text:style-name="P1"><text:span text:style-name="T4">Promote</text:span></text:p>
          <text:p text:style-name="P1"><text:span text:style-name="T5"/></text:p>
        </draw:connector>
        <draw:connector draw:style-name="gr15" draw:text-style-name="P15" draw:layer="layout" svg:x1="20.8cm" svg:y1="11.888cm" svg:x2="22.774cm" svg:y2="11.889cm" draw:start-shape="id7" draw:start-glue-point="1" draw:end-shape="id8" draw:end-glue-point="3" svg:d="M20800 11888h987v1h987" svg:viewBox="0 0 1975 2">
          <text:p text:style-name="P1"><text:span text:style-name="T4">Promote</text:span></text:p>
          <text:p text:style-name="P1"><text:span text:style-name="T5"/></text:p>
        </draw:connector>
        <draw:connector draw:style-name="gr15" draw:text-style-name="P15" draw:layer="layout" svg:x1="14.349cm" svg:y1="13.805cm" svg:x2="16.449cm" svg:y2="13.805cm" draw:start-shape="id9" draw:start-glue-point="1" draw:end-shape="id10" draw:end-glue-point="3" svg:d="M14349 13805h2100" svg:viewBox="0 0 2101 1">
          <text:p text:style-name="P1"><text:span text:style-name="T4">Promote</text:span></text:p>
          <text:p text:style-name="P1"><text:span text:style-name="T5"/></text:p>
        </draw:connector>
        <draw:connector draw:style-name="gr15" draw:text-style-name="P15" draw:layer="layout" svg:x1="14.4cm" svg:y1="18.912cm" svg:x2="16.474cm" svg:y2="18.912cm" draw:start-shape="id11" draw:start-glue-point="1" draw:end-shape="id12" draw:end-glue-point="3" svg:d="M14400 18912h2074" svg:viewBox="0 0 2075 1">
          <text:p text:style-name="P1"><text:span text:style-name="T4">Promote</text:span></text:p>
          <text:p text:style-name="P1"><text:span text:style-name="T5"/></text:p>
        </draw:connector>
        <draw:connector draw:style-name="gr15" draw:text-style-name="P15" draw:layer="layout" svg:x1="20.8cm" svg:y1="18.912cm" svg:x2="22.774cm" svg:y2="18.912cm" draw:start-shape="id12" draw:start-glue-point="1" draw:end-shape="id13" draw:end-glue-point="3" svg:d="M20800 18912h1974" svg:viewBox="0 0 1975 1">
          <text:p text:style-name="P1"><text:span text:style-name="T4">Promote</text:span></text:p>
          <text:p text:style-name="P1"><text:span text:style-name="T5"/></text:p>
        </draw:connector>
        <draw:connector draw:style-name="gr16" draw:text-style-name="P17" draw:layer="layout" svg:x1="24.937cm" svg:y1="12.677cm" svg:x2="20.749cm" svg:y2="17.005cm" draw:start-shape="id8" draw:start-glue-point="2" draw:end-shape="id14" draw:end-glue-point="1" svg:d="M24937 12677v4328h-4188" svg:viewBox="0 0 4189 4329">
          <text:p text:style-name="P16"><text:span text:style-name="T4">Restore</text:span></text:p>
        </draw:connector>
        <draw:custom-shape draw:style-name="gr17" draw:text-style-name="P5" xml:id="id2" draw:id="id2" draw:layer="layout" svg:width="5.5cm" svg:height="0.9cm" svg:x="2.401cm" svg:y="7.301cm">
          <text:p text:style-name="P1"><text:span text:style-name="T1">Filter</text:span></text:p>
          <draw:enhanced-geometry svg:viewBox="0 0 21600 21600" draw:mirror-horizontal="false" draw:mirror-vertical="false" draw:glue-points="?f6 10800 10800 21600 ?f5 10800 10800 0" draw:text-areas="?f3 ?f3 ?f4 ?f4" draw:type="trapezoid" draw:modifiers="3584.9481912379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8" draw:text-style-name="P6" draw:layer="layout" svg:x1="5.151cm" svg:y1="8.201cm" svg:x2="5.15cm" svg:y2="8.5cm" draw:start-shape="id2" draw:start-glue-point="5" draw:end-shape="id4" draw:end-glue-point="7" svg:d="M5151 8201v150h-1v149" svg:viewBox="0 0 2 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10:00:36.281635507</meta:creation-date>
    <dc:date>2019-02-25T14:41:58.725310928</dc:date>
    <meta:editing-duration>PT49M52S</meta:editing-duration>
    <meta:editing-cycles>17</meta:editing-cycles>
    <meta:generator>LibreOffice/6.1.3.2$Linux_X86_64 LibreOffice_project/10$Build-2</meta:generator>
    <meta:document-statistic meta:object-count="35"/>
  </office:meta>
</office:document-meta>
</file>